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KOLYMP.CZ</text:p>
      <text:p text:style-name="Standard"/>
      <text:list xml:id="list1544033003" text:style-name="L1">
        <text:list-item>
          <text:p text:style-name="P5">Účty</text:p>
          <text:list>
            <text:list-item>
              <text:p text:style-name="P3">login, heslo</text:p>
            </text:list-item>
            <text:list-item>
              <text:p text:style-name="P1">jméno, příjmení</text:p>
            </text:list-item>
            <text:list-item>
              <text:p text:style-name="P3">pohlaví, datum narození</text:p>
            </text:list-item>
            <text:list-item>
              <text:p text:style-name="P1">email, telefon, poznámky + nastavení <text:span text:style-name="T2">soukromí</text:span></text:p>
            </text:list-item>
            <text:list-item>
              <text:p text:style-name="P1">role</text:p>
              <text:list>
                <text:list-item>
                  <text:p text:style-name="P1"><text:span text:style-name="T1">nečlen</text:span> (inzerce a spol.), <text:span text:style-name="T2">host, člen, editor, trenér, administrátor, </text:span>(superadmin)</text:p>
                </text:list-item>
                <text:list-item>
                  <text:p text:style-name="P1">žádost administrátora o „povýšení“</text:p>
                </text:list-item>
              </text:list>
            </text:list-item>
            <text:list-item>
              <text:p text:style-name="P1"><text:span text:style-name="T2">skupina </text:span>– kvůli<text:span text:style-name="T2"> platbám</text:span> a <text:span text:style-name="T2">důležitým příspěvkům </text:span>(nástěnka)</text:p>
            </text:list-item>
            <text:list-item>
              <text:p text:style-name="P1">zámek</text:p>
            </text:list-item>
            <text:list-item>
              <text:p text:style-name="P1">ban</text:p>
            </text:list-item>
            <text:list-item>
              <text:p text:style-name="P1"><text:span text:style-name="T2">poslední aktivita</text:span> – nepřečtené příspěvky (nástěnka, …)</text:p>
            </text:list-item>
            <text:list-item>
              <text:p text:style-name="P1"><text:span text:style-name="T2">registrace</text:span> + administrátor potvrdí <text:span text:style-name="T2">roli</text:span><text:span text:style-name="T3"> (od hosta výš)</text:span></text:p>
            </text:list-item>
            <text:list-item>
              <text:p text:style-name="P4">spravuje svoji <text:span text:style-name="T2">inzerci</text:span> a <text:span text:style-name="T2">fotky</text:span> (profilová fotka, fotky páru)</text:p>
            </text:list-item>
            <text:list-item>
              <text:p text:style-name="P1"><text:span text:style-name="T2">neuživatelské účty</text:span></text:p>
              <text:list>
                <text:list-item>
                  <text:p text:style-name="P1">pouze login, jméno, (příjmení), role</text:p>
                </text:list-item>
                <text:list-item>
                  <text:p text:style-name="P1">pro potřeby administrace</text:p>
                </text:list-item>
              </text:list>
            </text:list-item>
          </text:list>
        </text:list-item>
      </text:list>
      <text:p text:style-name="Standard"/>
      <text:list xml:id="list1817965624" text:continue-list="list1544033003" text:style-name="L1">
        <text:list-item text:start-value="1">
          <text:p text:style-name="P5">Páry</text:p>
          <text:list>
            <text:list-item>
              <text:p text:style-name="P1">linky na partnera, partnerku</text:p>
            </text:list-item>
            <text:list-item>
              <text:p text:style-name="P1">stav – archivní/aktivní</text:p>
            </text:list-item>
            <text:list-item>
              <text:p text:style-name="P1">třída, body, finále</text:p>
            </text:list-item>
            <text:list-item>
              <text:p text:style-name="P3">fotky<text:span text:style-name="T3">, „o nás“</text:span></text:p>
            </text:list-item>
          </text:list>
        </text:list-item>
      </text:list>
      <text:p text:style-name="P2"/>
      <text:list xml:id="list508331803" text:continue-numbering="true" text:style-name="L1">
        <text:list-item>
          <text:p text:style-name="P5">Role</text:p>
          <text:list>
            <text:list-item>
              <text:p text:style-name="P6">Homepage</text:p>
              <text:list>
                <text:list-item>
                  <text:p text:style-name="P6">Nečlen – Stránka profilu + Moje inzeráty</text:p>
                </text:list-item>
                <text:list-item>
                  <text:p text:style-name="P6">Host, člen, editor, trenér – Novinky (= poslední akce admina)</text:p>
                </text:list-item>
                <text:list-item>
                  <text:p text:style-name="P6">Administrátor – Novinky (= poslední žádosti uživatelů – registrace, změna role, …)</text:p>
                </text:list-item>
              </text:list>
            </text:list-item>
            <text:list-item>
              <text:p text:style-name="P6">Oprávnění – Add/Edit pro každou sekci (modul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Zarybnicky</meta:initial-creator>
    <meta:creation-date>2012-01-29T20:17:39</meta:creation-date>
    <meta:document-statistic meta:table-count="0" meta:image-count="0" meta:object-count="0" meta:page-count="1" meta:paragraph-count="29" meta:word-count="154" meta:character-count="895" meta:non-whitespace-character-count="798"/>
    <dc:date>2012-01-29T23:31:04</dc:date>
    <dc:creator>Jakub Zarybnicky</dc:creator>
    <meta:editing-duration>PT25M54S</meta:editing-duration>
    <meta:editing-cycles>1</meta:editing-cycles>
    <meta:generator>LibreOffice/3.4$Linux LibreOffice_project/340m1$Build-402</meta:generator>
  </office:meta>
</office:document-meta>
</file>